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5">
      <style:paragraph-properties fo:margin-top="0in" fo:margin-bottom="0in" style:contextual-spacing="false"/>
      <style:text-properties fo:font-size="12pt" style:font-size-asian="12pt" style:font-size-complex="12pt"/>
    </style:style>
    <style:style style:name="P2" style:family="paragraph" style:parent-style-name="Text_20_body">
      <style:paragraph-properties fo:margin-top="0in" fo:margin-bottom="0in" style:contextual-spacing="false"/>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style:text-properties fo:font-weight="bold" style:font-weight-asian="bold" style:font-weight-complex="bold"/>
    </style:style>
    <style:style style:name="P5" style:family="paragraph" style:parent-style-name="Standard">
      <style:paragraph-properties fo:margin-top="0in" fo:margin-bottom="0in" style:contextual-spacing="false" fo:text-align="center" style:justify-single-word="false"/>
      <style:text-properties fo:font-weight="bold" style:font-weight-asian="bold" style:font-weight-complex="bold"/>
    </style:style>
    <style:style style:name="P6" style:family="paragraph" style:parent-style-name="Standard" style:list-style-name="L2">
      <style:text-properties officeooo:paragraph-rsid="0011e301"/>
    </style:style>
    <style:style style:name="P7" style:family="paragraph" style:parent-style-name="Standard" style:list-style-name="L2">
      <style:paragraph-properties fo:text-align="start" style:justify-single-word="false"/>
      <style:text-properties fo:font-weight="normal" officeooo:paragraph-rsid="00128a68" style:font-weight-asian="normal" style:font-weight-complex="normal"/>
    </style:style>
    <style:style style:name="P8" style:family="paragraph" style:parent-style-name="Standard">
      <style:paragraph-properties fo:margin-top="0in" fo:margin-bottom="0in" style:contextual-spacing="false"/>
    </style:style>
    <style:style style:name="P9" style:family="paragraph" style:parent-style-name="Standard" style:list-style-name="L1">
      <style:paragraph-properties fo:margin-top="0in" fo:margin-bottom="0in" style:contextual-spacing="false"/>
    </style:style>
    <style:style style:name="P10" style:family="paragraph" style:parent-style-name="Standard" style:list-style-name="L2">
      <style:paragraph-properties fo:margin-top="0in" fo:margin-bottom="0in" style:contextual-spacing="false"/>
    </style:style>
    <style:style style:name="P11" style:family="paragraph" style:parent-style-name="Standard" style:list-style-name="L2">
      <style:paragraph-properties fo:margin-top="0in" fo:margin-bottom="0in" style:contextual-spacing="false"/>
      <style:text-properties officeooo:paragraph-rsid="0011e301"/>
    </style:style>
    <style:style style:name="P12" style:family="paragraph" style:parent-style-name="Standard" style:list-style-name="L3">
      <style:paragraph-properties fo:margin-top="0in" fo:margin-bottom="0in" style:contextual-spacing="false"/>
    </style:style>
    <style:style style:name="P13" style:family="paragraph" style:parent-style-name="Standard" style:list-style-name="L4">
      <style:paragraph-properties fo:margin-top="0in" fo:margin-bottom="0in" style:contextual-spacing="false"/>
    </style:style>
    <style:style style:name="P14"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128a68" style:font-size-asian="10.5pt" style:font-weight-asian="normal" style:font-size-complex="12pt" style:font-weight-complex="normal"/>
    </style:style>
    <style:style style:name="P15" style:family="paragraph" style:parent-style-name="Standard" style:list-style-name="L2">
      <style:paragraph-properties fo:margin-top="0in" fo:margin-bottom="0in" style:contextual-spacing="false" fo:text-align="start" style:justify-single-word="false"/>
      <style:text-properties fo:font-weight="normal" officeooo:paragraph-rsid="00128a68" style:font-weight-asian="normal" style:font-weight-complex="normal"/>
    </style:style>
    <style:style style:name="P16" style:family="paragraph" style:parent-style-name="Standard">
      <style:paragraph-properties fo:margin-top="0in" fo:margin-bottom="0in" style:contextual-spacing="false"/>
      <style:text-properties officeooo:paragraph-rsid="00128a6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28a68" style:font-weight-asian="bold" style:font-weight-complex="bold"/>
    </style:style>
    <style:style style:name="T4" style:family="text">
      <style:text-properties officeooo:rsid="0011e301"/>
    </style:style>
    <style:style style:name="T5" style:family="text">
      <style:text-properties officeooo:rsid="0014b15d"/>
    </style:style>
    <style:style style:name="T6" style:family="text">
      <style:text-properties officeooo:rsid="00128a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le structures</text:p>
      <text:p text:style-name="P3"/>
      <text:p text:style-name="P4">Representation of records in files</text:p>
      <text:list xml:id="list18362452821" text:style-name="L1">
        <text:list-item>
          <text:p text:style-name="P9">Fixed length records</text:p>
          <text:list>
            <text:list-item>
              <text:p text:style-name="P9">Difficult to delete.</text:p>
            </text:list-item>
            <text:list-item>
              <text:p text:style-name="P9">Internal fragmentation of the block/file.</text:p>
            </text:list-item>
          </text:list>
        </text:list-item>
        <text:list-item>
          <text:p text:style-name="P9">Variable length records</text:p>
          <text:list>
            <text:list-item>
              <text:p text:style-name="P9">Slotted page structure</text:p>
              <text:list>
                <text:list-item>
                  <text:p text:style-name="P9">Header information contains among other information</text:p>
                  <text:list>
                    <text:list-item>
                      <text:p text:style-name="P9">Number of record entries in the heaser</text:p>
                    </text:list-item>
                    <text:list-item>
                      <text:p text:style-name="P9">End of free space in the block</text:p>
                    </text:list-item>
                    <text:list-item>
                      <text:p text:style-name="P9">An array whose entries contain the locationa nd size of each record</text:p>
                    </text:list-item>
                  </text:list>
                </text:list-item>
                <text:list-item>
                  <text:p text:style-name="P9">Free space area</text:p>
                </text:list-item>
                <text:list-item>
                  <text:p text:style-name="P9">Records</text:p>
                </text:list-item>
              </text:list>
            </text:list-item>
          </text:list>
        </text:list-item>
      </text:list>
      <text:p text:style-name="P3"/>
      <text:h text:style-name="P1" text:outline-level="5"><text:bookmark text:name="Records_on_Disk:_Spanned_v.2Fs_Unspanned1"/>Records on Disk: Spanned v/s Unspanned</text:h>
      <text:p text:style-name="P2"><text:bookmark text:name="Records_on_Disk:_Spanned_v.2Fs_Unspanned"/>Records need to be stored on a disk. Read and Write operations on disk are usually done in disk blocks. If the block size is greater than on record we might record many records in a single block and vice versa. In any case if the block size is not exactly divisible by the size of each records or to put in better terms the number of records that can be stored in a block is not a natural number a part of record will get stored on one block and remaining on some other disk block. In such a case there will be a pointer at the end of the disk block that will point to the next block. Such a organization is called <text:span text:style-name="T1">Spanned</text:span>. If Records are not allowed to cross block boundaries we call them <text:span text:style-name="T1">unspanned</text:span>.</text:p>
      <text:p text:style-name="P3"/>
      <text:p text:style-name="P16"><text:a xlink:type="simple" xlink:href="../Indexing.odt"><text:span text:style-name="T3">Indexing</text:span></text:a></text:p>
      <text:p text:style-name="P16"><text:span text:style-name="T6"/></text:p>
      <text:p text:style-name="P3"><text:span text:style-name="T2">Organization of records in files</text:span></text:p>
      <text:list xml:id="list94541761" text:style-name="L2">
        <text:list-item>
          <text:p text:style-name="P10">Heap file organization</text:p>
          <text:list>
            <text:list-item>
              <text:p text:style-name="P11"><text:span text:style-name="T4">Any record can be placed anywhere in the file where there is space for record.</text:span></text:p>
            </text:list-item>
          </text:list>
        </text:list-item>
        <text:list-item>
          <text:p text:style-name="P10">Sequential file organization</text:p>
          <text:list>
            <text:list-item>
              <text:p text:style-name="P6">Sorted on a search key. Records are chained together logically.</text:p>
            </text:list-item>
            <text:list-item>
              <text:p text:style-name="P6">The physical ordering of data matches the logical ordering, atleast initially.</text:p>
            </text:list-item>
            <text:list-item>
              <text:p text:style-name="P6">The physical sequential ordering is difficult to manage a<text:span text:style-name="T5">s</text:span> records are added and deleted.</text:p>
            </text:list-item>
            <text:list-item>
              <text:p text:style-name="P11">Reorganization of data is required at intervals to get back the physical sequential order.</text:p>
            </text:list-item>
          </text:list>
        </text:list-item>
        <text:list-item>
          <text:p text:style-name="P10">B+ tree file organization<text:bookmark-start text:name="__DdeLink__180_1028914095"/><text:bookmark-end text:name="__DdeLink__180_1028914095"/></text:p>
          <text:list>
            <text:list-item>
              <text:p text:style-name="P7">The degradation of index lookups are solved by using B+-tree indices on the file.</text:p>
            </text:list-item>
            <text:list-item>
              <text:p text:style-name="P7">The degradation problem for storing the actual records is solved using the leaf level of the B+-tree to organize the block containing the actual records. Here removing and adding records results in reorganization of a few blocks instead of all blocks containing the relation.</text:p>
            </text:list-item>
            <text:list-item>
              <text:p text:style-name="P15">We thus use the B+-tree structure not only as an index, but also as an organizer for records in a file. In a B+-tree file organization, the leaf nodes of the tree store records, instead of storing pointer to the records.</text:p>
            </text:list-item>
          </text:list>
        </text:list-item>
        <text:list-item>
          <text:p text:style-name="P10">Hashing file organization</text:p>
          <text:list>
            <text:list-item>
              <text:p text:style-name="P14">Help avoid using indexing structures or tables.</text:p>
            </text:list-item>
            <text:list-item>
              <text:p text:style-name="P14">The hash of the search-key gives the address of the disk block containing the record.</text:p>
            </text:list-item>
            <text:list-item>
              <text:p text:style-name="P14">Closed hashing is preferable for database system as typical database operations involve frequent deletion.??????</text:p>
            </text:list-item>
          </text:list>
        </text:list-item>
      </text:list>
      <text:p text:style-name="P3"/>
      <text:p text:style-name="P3">Data dictionary</text:p>
      <text:list xml:id="list569019119" text:style-name="L3">
        <text:list-item>
          <text:p text:style-name="P12"><text:soft-page-break/>Names of relations</text:p>
        </text:list-item>
        <text:list-item>
          <text:p text:style-name="P12">Names of attributes of each relation</text:p>
        </text:list-item>
        <text:list-item>
          <text:p text:style-name="P12">Domains and lengths of attributes</text:p>
        </text:list-item>
        <text:list-item>
          <text:p text:style-name="P12">View Names and definitions</text:p>
        </text:list-item>
        <text:list-item>
          <text:p text:style-name="P12">Integrity constraints</text:p>
        </text:list-item>
        <text:list-item>
          <text:p text:style-name="P12">Number of tuples in wach relationalMethod of storage for each relational</text:p>
        </text:list-item>
        <text:list-item>
          <text:p text:style-name="P12">Indexes</text:p>
          <text:list>
            <text:list-item>
              <text:p text:style-name="P12">Name</text:p>
            </text:list-item>
            <text:list-item>
              <text:p text:style-name="P12">Relational</text:p>
            </text:list-item>
            <text:list-item>
              <text:p text:style-name="P12">Attributes on which indexes are formed</text:p>
            </text:list-item>
          </text:list>
        </text:list-item>
      </text:list>
      <text:p text:style-name="P3"/>
      <text:p text:style-name="P3">Multitable clustering file organization</text:p>
      <text:p text:style-name="P3">Relational databases typically store each relation in a separate file, so that they can take full advantages of the file system that the operating system provides. But for large databases, it is more advantageous performance wise to store relations is sophisticated strucutres and the database system managing the file themselves</text:p>
      <text:p text:style-name="P3"/>
      <text:p text:style-name="P3">To do</text:p>
      <text:list xml:id="list531483261" text:style-name="L4">
        <text:list-item>
          <text:p text:style-name="P13">Dynamic hashing – extendable hash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9-10T11:25:54</meta:creation-date>
    <dc:date>2013-02-05T16:08:56</dc:date>
    <dc:creator>Kempa </dc:creator>
    <meta:editing-duration>PT19H38M45S</meta:editing-duration>
    <meta:editing-cycles>15</meta:editing-cycles>
    <meta:generator>LibreOffice/3.6$Linux_x86 LibreOffice_project/360m1$Build-2</meta:generator>
    <meta:document-statistic meta:table-count="0" meta:image-count="0" meta:object-count="0" meta:page-count="2" meta:paragraph-count="47" meta:word-count="563" meta:character-count="3205" meta:non-whitespace-character-count="2726"/>
  </office:meta>
</office:document-meta>
</file>